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adornments="Book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2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3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4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5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6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7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8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9" style:family="graphic" style:parent-style-name="objectwithoutfill">
      <style:graphic-properties svg:stroke-width="0.102cm" svg:stroke-color="#000000" draw:marker-start-width="0.305cm" draw:marker-end-width="0.305cm" draw:fill="none" draw:textarea-vertical-align="middle" fo:padding-top="0.176cm" fo:padding-bottom="0.176cm" fo:padding-left="0.301cm" fo:padding-right="0.301cm"/>
    </style:style>
    <style:style style:name="gr10" style:family="graphic" style:parent-style-name="standard">
      <style:graphic-properties svg:stroke-width="0.102cm" svg:stroke-color="#000000" draw:marker-start-width="0.305cm" draw:marker-end-width="0.305cm" draw:textarea-vertical-align="middle" fo:padding-top="0.176cm" fo:padding-bottom="0.176cm" fo:padding-left="0.301cm" fo:padding-right="0.301cm"/>
    </style:style>
    <style:style style:name="gr11" style:family="graphic" style:parent-style-name="standard">
      <style:graphic-properties draw:stroke="none" svg:stroke-color="#000000" draw:fill="none" draw:fill-color="#ffffff" fo:min-height="0.576cm"/>
    </style:style>
    <style:style style:name="gr12" style:family="graphic" style:parent-style-name="standard">
      <style:graphic-properties draw:stroke="none" svg:stroke-color="#000000" draw:fill="none" draw:fill-color="#ffffff" fo:min-height="0.931cm"/>
    </style:style>
    <style:style style:name="gr13" style:family="graphic" style:parent-style-name="objectwithoutfill">
      <style:graphic-properties draw:marker-end="Arrow" draw:fill="none" draw:textarea-vertical-align="middle"/>
    </style:style>
    <style:style style:name="gr14" style:family="graphic" style:parent-style-name="standard">
      <style:graphic-properties svg:stroke-width="0.102cm" svg:stroke-color="#000000" draw:marker-start-width="0.509cm" draw:marker-end-width="0.509cm" draw:textarea-vertical-align="middle" fo:padding-top="0.176cm" fo:padding-bottom="0.176cm" fo:padding-left="0.301cm" fo:padding-right="0.301cm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text-properties style:font-name="Fira Sans Book" fo:font-size="18pt" fo:font-weight="350" style:font-size-asian="18pt" style:font-size-complex="18pt"/>
    </style:style>
    <style:style style:name="P5" style:family="paragraph">
      <loext:graphic-properties draw:fill="none" draw:fill-color="#ffffff"/>
      <style:text-properties style:font-name="Fira Sans Book" fo:font-size="18pt" fo:font-weight="350" style:font-size-asian="18pt" style:font-size-complex="18pt"/>
    </style:style>
    <style:style style:name="T1" style:family="text">
      <style:text-properties style:font-name="Fira Sans Book" fo:font-size="18pt" fo:font-weight="35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2" draw:id="id2">
          <draw:line draw:style-name="gr1" draw:text-style-name="P1" draw:layer="layout" svg:x1="3.52cm" svg:y1="7.499cm" svg:x2="3.52cm" svg:y2="8.129cm">
            <text:p/>
          </draw:line>
          <draw:line draw:style-name="gr2" draw:text-style-name="P1" draw:layer="layout" svg:x1="2.811cm" svg:y1="8.129cm" svg:x2="4.226cm" svg:y2="8.129cm">
            <text:p/>
          </draw:line>
          <draw:line draw:style-name="gr3" draw:text-style-name="P1" draw:layer="layout" svg:x1="3.048cm" svg:y1="8.441cm" svg:x2="3.991cm" svg:y2="8.441cm">
            <text:p/>
          </draw:line>
          <draw:line draw:style-name="gr4" draw:text-style-name="P1" draw:layer="layout" svg:x1="3.282cm" svg:y1="8.756cm" svg:x2="3.754cm" svg:y2="8.756cm">
            <text:p/>
          </draw:line>
        </draw:g>
        <draw:g xml:id="id1" draw:id="id1">
          <draw:line draw:style-name="gr5" draw:text-style-name="P1" draw:layer="layout" svg:x1="2.4cm" svg:y1="2.736cm" svg:x2="2.4cm" svg:y2="3.445cm">
            <text:p/>
          </draw:line>
          <draw:line draw:style-name="gr6" draw:text-style-name="P1" draw:layer="layout" svg:x1="2.857cm" svg:y1="2.026cm" svg:x2="2.857cm" svg:y2="4.154cm">
            <text:p/>
          </draw:line>
          <draw:line draw:style-name="gr7" draw:text-style-name="P1" draw:layer="layout" svg:x1="2.4cm" svg:y1="3.09cm" svg:x2="1.488cm" svg:y2="3.09cm">
            <text:p/>
          </draw:line>
          <draw:line draw:style-name="gr8" draw:text-style-name="P1" draw:layer="layout" svg:x1="2.857cm" svg:y1="3.09cm" svg:x2="3.769cm" svg:y2="3.09cm">
            <text:p/>
          </draw:line>
        </draw:g>
        <draw:g xml:id="id3" draw:id="id3">
          <draw:line draw:style-name="gr9" draw:text-style-name="P2" draw:layer="layout" svg:x1="5.095cm" svg:y1="3.786cm" svg:x2="5.442cm" svg:y2="3.851cm">
            <text:p/>
          </draw:line>
          <draw:line draw:style-name="gr9" draw:text-style-name="P2" draw:layer="layout" svg:x1="4.866cm" svg:y1="3.953cm" svg:x2="5.44cm" svg:y2="4.068cm">
            <text:p/>
          </draw:line>
          <draw:line draw:style-name="gr9" draw:text-style-name="P2" draw:layer="layout" svg:x1="4.862cm" svg:y1="3.956cm" svg:x2="5.438cm" svg:y2="3.85cm">
            <text:p/>
          </draw:line>
          <draw:line draw:style-name="gr9" draw:text-style-name="P2" draw:layer="layout" svg:x1="5.436cm" svg:y1="4.067cm" svg:x2="4.86cm" svg:y2="4.173cm">
            <text:p/>
          </draw:line>
          <draw:line draw:style-name="gr9" draw:text-style-name="P2" draw:layer="layout" svg:x1="5.434cm" svg:y1="4.284cm" svg:x2="4.858cm" svg:y2="4.39cm">
            <text:p/>
          </draw:line>
          <draw:line draw:style-name="gr9" draw:text-style-name="P2" draw:layer="layout" svg:x1="5.438cm" svg:y1="4.287cm" svg:x2="4.864cm" svg:y2="4.172cm">
            <text:p/>
          </draw:line>
          <draw:line draw:style-name="gr9" draw:text-style-name="P2" draw:layer="layout" svg:x1="4.861cm" svg:y1="4.38cm" svg:x2="5.435cm" svg:y2="4.495cm">
            <text:p/>
          </draw:line>
          <draw:line draw:style-name="gr9" draw:text-style-name="P2" draw:layer="layout" svg:x1="4.86cm" svg:y1="4.597cm" svg:x2="5.434cm" svg:y2="4.712cm">
            <text:p/>
          </draw:line>
          <draw:line draw:style-name="gr9" draw:text-style-name="P2" draw:layer="layout" svg:x1="4.856cm" svg:y1="4.6cm" svg:x2="5.432cm" svg:y2="4.494cm">
            <text:p/>
          </draw:line>
          <draw:line draw:style-name="gr9" draw:text-style-name="P2" draw:layer="layout" svg:x1="5.43cm" svg:y1="4.71cm" svg:x2="4.854cm" svg:y2="4.816cm">
            <text:p/>
          </draw:line>
          <draw:line draw:style-name="gr9" draw:text-style-name="P2" draw:layer="layout" svg:x1="5.428cm" svg:y1="4.928cm" svg:x2="5.085cm" svg:y2="4.988cm">
            <text:p/>
          </draw:line>
          <draw:line draw:style-name="gr9" draw:text-style-name="P2" draw:layer="layout" svg:x1="5.432cm" svg:y1="4.93cm" svg:x2="4.858cm" svg:y2="4.815cm">
            <text:p/>
          </draw:line>
        </draw:g>
        <draw:connector draw:style-name="gr10" draw:text-style-name="P3" draw:layer="layout" svg:x1="1.488cm" svg:y1="3.09cm" svg:x2="3.518cm" svg:y2="7.499cm" draw:start-shape="id1" draw:start-glue-point="3" draw:end-shape="id2" draw:end-glue-point="0" svg:d="M1488 3090h-551v2737h2581v1672" svg:viewBox="0 0 2582 4410">
          <text:p/>
        </draw:connector>
        <draw:frame draw:style-name="gr11" draw:text-style-name="P5" draw:layer="layout" svg:width="2.217cm" svg:height="1.017cm" svg:x="1.805cm" svg:y="1.215cm">
          <draw:text-box>
            <text:p text:style-name="P4"><text:span text:style-name="T1">- <text:s/>V <text:s/>+</text:span></text:p>
          </draw:text-box>
        </draw:frame>
        <draw:frame draw:style-name="gr12" draw:text-style-name="P5" draw:layer="layout" svg:width="0.997cm" svg:height="1.181cm" svg:x="6.499cm" svg:y="3.91cm">
          <draw:text-box>
            <text:p text:style-name="P4"><text:span text:style-name="T1">R</text:span></text:p>
          </draw:text-box>
        </draw:frame>
        <draw:line draw:style-name="gr13" draw:text-style-name="P2" draw:layer="layout" svg:x1="8.366cm" svg:y1="7.683cm" svg:x2="8.366cm" svg:y2="1.155cm">
          <text:p text:style-name="P3"><text:span text:style-name="T1">Current</text:span></text:p>
          <text:p text:style-name="P3"><text:span text:style-name="T1"/></text:p>
        </draw:line>
        <draw:line draw:style-name="gr13" draw:text-style-name="P2" draw:layer="layout" svg:x1="7.451cm" svg:y1="6.765cm" svg:x2="14.24cm" svg:y2="6.765cm">
          <text:p text:style-name="P3"><text:span text:style-name="T1"/></text:p>
          <text:p text:style-name="P3"><text:span text:style-name="T1"/></text:p>
          <text:p text:style-name="P3"><text:span text:style-name="T1">Voltage</text:span></text:p>
          <text:p text:style-name="P3"/>
        </draw:line>
        <draw:frame draw:style-name="gr12" draw:text-style-name="P5" draw:layer="layout" svg:width="0.997cm" svg:height="1.181cm" svg:x="10.677cm" svg:y="3.559cm">
          <draw:text-box>
            <text:p text:style-name="P4"><text:span text:style-name="T1">?</text:span></text:p>
          </draw:text-box>
        </draw:frame>
        <draw:g xml:id="id4" draw:id="id4">
          <draw:line draw:style-name="gr9" draw:text-style-name="P2" draw:layer="layout" svg:x1="6.295cm" svg:y1="3.787cm" svg:x2="6.642cm" svg:y2="3.852cm">
            <text:p/>
          </draw:line>
          <draw:line draw:style-name="gr9" draw:text-style-name="P2" draw:layer="layout" svg:x1="6.066cm" svg:y1="3.954cm" svg:x2="6.64cm" svg:y2="4.069cm">
            <text:p/>
          </draw:line>
          <draw:line draw:style-name="gr9" draw:text-style-name="P2" draw:layer="layout" svg:x1="6.062cm" svg:y1="3.957cm" svg:x2="6.638cm" svg:y2="3.851cm">
            <text:p/>
          </draw:line>
          <draw:line draw:style-name="gr9" draw:text-style-name="P2" draw:layer="layout" svg:x1="6.636cm" svg:y1="4.068cm" svg:x2="6.06cm" svg:y2="4.174cm">
            <text:p/>
          </draw:line>
          <draw:line draw:style-name="gr9" draw:text-style-name="P2" draw:layer="layout" svg:x1="6.634cm" svg:y1="4.285cm" svg:x2="6.058cm" svg:y2="4.391cm">
            <text:p/>
          </draw:line>
          <draw:line draw:style-name="gr9" draw:text-style-name="P2" draw:layer="layout" svg:x1="6.638cm" svg:y1="4.288cm" svg:x2="6.064cm" svg:y2="4.173cm">
            <text:p/>
          </draw:line>
          <draw:line draw:style-name="gr9" draw:text-style-name="P2" draw:layer="layout" svg:x1="6.061cm" svg:y1="4.381cm" svg:x2="6.635cm" svg:y2="4.496cm">
            <text:p/>
          </draw:line>
          <draw:line draw:style-name="gr9" draw:text-style-name="P2" draw:layer="layout" svg:x1="6.06cm" svg:y1="4.598cm" svg:x2="6.634cm" svg:y2="4.713cm">
            <text:p/>
          </draw:line>
          <draw:line draw:style-name="gr9" draw:text-style-name="P2" draw:layer="layout" svg:x1="6.056cm" svg:y1="4.601cm" svg:x2="6.632cm" svg:y2="4.495cm">
            <text:p/>
          </draw:line>
          <draw:line draw:style-name="gr9" draw:text-style-name="P2" draw:layer="layout" svg:x1="6.63cm" svg:y1="4.711cm" svg:x2="6.054cm" svg:y2="4.817cm">
            <text:p/>
          </draw:line>
          <draw:line draw:style-name="gr9" draw:text-style-name="P2" draw:layer="layout" svg:x1="6.628cm" svg:y1="4.929cm" svg:x2="6.285cm" svg:y2="4.989cm">
            <text:p/>
          </draw:line>
          <draw:line draw:style-name="gr9" draw:text-style-name="P2" draw:layer="layout" svg:x1="6.632cm" svg:y1="4.931cm" svg:x2="6.058cm" svg:y2="4.816cm">
            <text:p/>
          </draw:line>
        </draw:g>
        <draw:frame draw:style-name="gr12" draw:text-style-name="P5" draw:layer="layout" svg:width="0.997cm" svg:height="1.181cm" svg:x="4.1cm" svg:y="3.911cm">
          <draw:text-box>
            <text:p text:style-name="P4"><text:span text:style-name="T1">R</text:span></text:p>
          </draw:text-box>
        </draw:frame>
        <draw:connector draw:style-name="gr14" draw:text-style-name="P3" draw:layer="layout" svg:x1="3.769cm" svg:y1="3.09cm" svg:x2="5.148cm" svg:y2="3.786cm" draw:start-shape="id1" draw:start-glue-point="1" draw:end-shape="id3" draw:end-glue-point="0" svg:d="M3769 3090h1379v696" svg:viewBox="0 0 1380 697">
          <text:p/>
        </draw:connector>
        <draw:connector draw:style-name="gr14" draw:text-style-name="P3" draw:layer="layout" svg:x1="3.769cm" svg:y1="3.09cm" svg:x2="6.348cm" svg:y2="3.787cm" draw:start-shape="id1" draw:start-glue-point="1" draw:end-shape="id4" draw:end-glue-point="0" svg:d="M3769 3090h2579v697" svg:viewBox="0 0 2580 698">
          <text:p/>
        </draw:connector>
        <draw:g xml:id="id5" draw:id="id5">
          <draw:line draw:style-name="gr9" draw:text-style-name="P2" draw:layer="layout" svg:x1="5.695cm" svg:y1="5.587cm" svg:x2="6.042cm" svg:y2="5.652cm">
            <text:p/>
          </draw:line>
          <draw:line draw:style-name="gr9" draw:text-style-name="P2" draw:layer="layout" svg:x1="5.466cm" svg:y1="5.754cm" svg:x2="6.04cm" svg:y2="5.869cm">
            <text:p/>
          </draw:line>
          <draw:line draw:style-name="gr9" draw:text-style-name="P2" draw:layer="layout" svg:x1="5.462cm" svg:y1="5.757cm" svg:x2="6.038cm" svg:y2="5.651cm">
            <text:p/>
          </draw:line>
          <draw:line draw:style-name="gr9" draw:text-style-name="P2" draw:layer="layout" svg:x1="6.036cm" svg:y1="5.868cm" svg:x2="5.46cm" svg:y2="5.974cm">
            <text:p/>
          </draw:line>
          <draw:line draw:style-name="gr9" draw:text-style-name="P2" draw:layer="layout" svg:x1="6.034cm" svg:y1="6.085cm" svg:x2="5.458cm" svg:y2="6.191cm">
            <text:p/>
          </draw:line>
          <draw:line draw:style-name="gr9" draw:text-style-name="P2" draw:layer="layout" svg:x1="6.038cm" svg:y1="6.088cm" svg:x2="5.464cm" svg:y2="5.973cm">
            <text:p/>
          </draw:line>
          <draw:line draw:style-name="gr9" draw:text-style-name="P2" draw:layer="layout" svg:x1="5.461cm" svg:y1="6.181cm" svg:x2="6.035cm" svg:y2="6.296cm">
            <text:p/>
          </draw:line>
          <draw:line draw:style-name="gr9" draw:text-style-name="P2" draw:layer="layout" svg:x1="5.46cm" svg:y1="6.398cm" svg:x2="6.034cm" svg:y2="6.513cm">
            <text:p/>
          </draw:line>
          <draw:line draw:style-name="gr9" draw:text-style-name="P2" draw:layer="layout" svg:x1="5.456cm" svg:y1="6.401cm" svg:x2="6.032cm" svg:y2="6.295cm">
            <text:p/>
          </draw:line>
          <draw:line draw:style-name="gr9" draw:text-style-name="P2" draw:layer="layout" svg:x1="6.03cm" svg:y1="6.511cm" svg:x2="5.454cm" svg:y2="6.617cm">
            <text:p/>
          </draw:line>
          <draw:line draw:style-name="gr9" draw:text-style-name="P2" draw:layer="layout" svg:x1="6.028cm" svg:y1="6.729cm" svg:x2="5.685cm" svg:y2="6.789cm">
            <text:p/>
          </draw:line>
          <draw:line draw:style-name="gr9" draw:text-style-name="P2" draw:layer="layout" svg:x1="6.032cm" svg:y1="6.731cm" svg:x2="5.458cm" svg:y2="6.616cm">
            <text:p/>
          </draw:line>
        </draw:g>
        <draw:connector draw:style-name="gr14" draw:text-style-name="P3" draw:layer="layout" svg:x1="5.148cm" svg:y1="4.987cm" svg:x2="5.748cm" svg:y2="5.587cm" draw:start-shape="id3" draw:start-glue-point="2" draw:end-shape="id5" draw:end-glue-point="0" svg:d="M5148 4987v300h600v300" svg:viewBox="0 0 601 601">
          <text:p/>
        </draw:connector>
        <draw:connector draw:style-name="gr14" draw:text-style-name="P3" draw:layer="layout" svg:x1="6.348cm" svg:y1="4.988cm" svg:x2="5.748cm" svg:y2="5.587cm" draw:start-shape="id4" draw:start-glue-point="2" draw:end-shape="id5" draw:end-glue-point="0" svg:d="M6348 4988v300h-600v299" svg:viewBox="0 0 601 600">
          <text:p/>
        </draw:connector>
        <draw:connector draw:style-name="gr14" draw:text-style-name="P3" draw:layer="layout" svg:x1="5.748cm" svg:y1="6.788cm" svg:x2="3.518cm" svg:y2="7.499cm" draw:start-shape="id5" draw:start-glue-point="2" draw:end-shape="id2" draw:end-glue-point="0" svg:d="M5748 6788v552h-908v-393h-1322v552" svg:viewBox="0 0 2231 712">
          <text:p/>
        </draw:connector>
        <draw:frame draw:style-name="gr12" draw:text-style-name="P5" draw:layer="layout" svg:width="0.997cm" svg:height="1.181cm" svg:x="5.9cm" svg:y="5.711cm">
          <draw:text-box>
            <text:p text:style-name="P4"><text:span text:style-name="T1">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adornments="Book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7T15:21:55.956273496</meta:creation-date>
    <dc:date>2018-02-07T15:47:00.181597822</dc:date>
    <meta:editing-duration>PT14M51S</meta:editing-duration>
    <meta:editing-cycles>4</meta:editing-cycles>
    <meta:generator>LibreOffice/5.1.6.2$Linux_X86_64 LibreOffice_project/10m0$Build-2</meta:generator>
    <meta:document-statistic meta:object-count="62"/>
  </office:meta>
</office:document-meta>
</file>